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2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20.87pt" svg:y="17.89pt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pt" svg:y="190.35pt">
            <draw:object draw:notify-on-update-of-ranges="Sheet1.A7:Sheet1.A7 Sheet1.A8:Sheet1.A12 Sheet1.B7:Sheet1.B7 Sheet1.B8:Sheet1.B12 Sheet1.C7:Sheet1.C7 Sheet1.C8:Sheet1.C12 Sheet1.D7:Sheet1.D7 Sheet1.D8:Sheet1.D12 Sheet1.E7:Sheet1.E7 Sheet1.E8:Sheet1.E12 Sheet1.F7:Sheet1.F7 Sheet1.F8:Sheet1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lementi</text:p>
          </table:table-cell>
          <table:table-cell table:style-name="Default" office:value-type="string" calcext:value-type="string">
            <text:p>Selection sort</text:p>
          </table:table-cell>
          <table:table-cell table:style-name="Default" office:value-type="string" calcext:value-type="string">
            <text:p>QS brez mediane</text:p>
          </table:table-cell>
          <table:table-cell table:style-name="Default" office:value-type="string" calcext:value-type="string">
            <text:p>QS s medianom</text:p>
          </table:table-cell>
          <table:table-cell office:value-type="string" calcext:value-type="string">
            <text:p>O(n*log10(n))</text:p>
          </table:table-cell>
          <table:table-cell office:value-type="string" calcext:value-type="string">
            <text:p>O(n*n)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88301" calcext:value-type="float">
            <text:p>88301</text:p>
          </table:table-cell>
          <table:table-cell office:value-type="float" office:value="1083" calcext:value-type="float">
            <text:p>1083</text:p>
          </table:table-cell>
          <table:table-cell office:value-type="float" office:value="1185" calcext:value-type="float">
            <text:p>1185</text:p>
          </table:table-cell>
          <table:table-cell table:formula="of:=[.A2]*LOG10([.A2])" office:value-type="float" office:value="40000" calcext:value-type="float">
            <text:p>40000</text:p>
          </table:table-cell>
          <table:table-cell table:formula="of:=[.A2]*[.A2]" office:value-type="float" office:value="100000000" calcext:value-type="float">
            <text:p>100000000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355996" calcext:value-type="float">
            <text:p>355996</text:p>
          </table:table-cell>
          <table:table-cell office:value-type="float" office:value="1484" calcext:value-type="float">
            <text:p>1484</text:p>
          </table:table-cell>
          <table:table-cell office:value-type="float" office:value="1542" calcext:value-type="float">
            <text:p>1542</text:p>
          </table:table-cell>
          <table:table-cell table:formula="of:=[.A3]*LOG10([.A3])" office:value-type="float" office:value="86020.5999132796" calcext:value-type="float">
            <text:p>86020.5999132796</text:p>
          </table:table-cell>
          <table:table-cell table:formula="of:=[.A3]*[.A3]" office:value-type="float" office:value="400000000" calcext:value-type="float">
            <text:p>400000000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807028" calcext:value-type="float">
            <text:p>807028</text:p>
          </table:table-cell>
          <table:table-cell office:value-type="float" office:value="1986" calcext:value-type="float">
            <text:p>1986</text:p>
          </table:table-cell>
          <table:table-cell office:value-type="float" office:value="2044" calcext:value-type="float">
            <text:p>2044</text:p>
          </table:table-cell>
          <table:table-cell table:formula="of:=[.A4]*LOG10([.A4])" office:value-type="float" office:value="134313.63764159" calcext:value-type="float">
            <text:p>134313.63764159</text:p>
          </table:table-cell>
          <table:table-cell table:formula="of:=[.A4]*[.A4]" office:value-type="float" office:value="900000000" calcext:value-type="float">
            <text:p>900000000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427088" calcext:value-type="float">
            <text:p>1427088</text:p>
          </table:table-cell>
          <table:table-cell office:value-type="float" office:value="2783" calcext:value-type="float">
            <text:p>2783</text:p>
          </table:table-cell>
          <table:table-cell office:value-type="float" office:value="2691" calcext:value-type="float">
            <text:p>2691</text:p>
          </table:table-cell>
          <table:table-cell table:formula="of:=[.A5]*LOG10([.A5])" office:value-type="float" office:value="184082.399653119" calcext:value-type="float">
            <text:p>184082.399653119</text:p>
          </table:table-cell>
          <table:table-cell table:formula="of:=[.A5]*[.A5]" office:value-type="float" office:value="1600000000" calcext:value-type="float">
            <text:p>1600000000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2237780" calcext:value-type="float">
            <text:p>2237780</text:p>
          </table:table-cell>
          <table:table-cell office:value-type="float" office:value="3974" calcext:value-type="float">
            <text:p>3974</text:p>
          </table:table-cell>
          <table:table-cell office:value-type="float" office:value="3347" calcext:value-type="float">
            <text:p>3347</text:p>
          </table:table-cell>
          <table:table-cell table:formula="of:=[.A6]*LOG10([.A6])" office:value-type="float" office:value="234948.500216801" calcext:value-type="float">
            <text:p>234948.500216801</text:p>
          </table:table-cell>
          <table:table-cell table:formula="of:=[.A6]*[.A6]" office:value-type="float" office:value="2500000000" calcext:value-type="float">
            <text:p>2500000000</text:p>
          </table:table-cell>
        </table:table-row>
        <table:table-row table:style-name="ro2">
          <table:table-cell office:value-type="string" calcext:value-type="string">
            <text:p>Elementi</text:p>
          </table:table-cell>
          <table:table-cell table:style-name="Default" office:value-type="string" calcext:value-type="string">
            <text:p>Selection sort</text:p>
          </table:table-cell>
          <table:table-cell table:style-name="Default" office:value-type="string" calcext:value-type="string">
            <text:p>QS brez mediane</text:p>
          </table:table-cell>
          <table:table-cell table:style-name="Default" office:value-type="string" calcext:value-type="string">
            <text:p>QS s medianom</text:p>
          </table:table-cell>
          <table:table-cell office:value-type="string" calcext:value-type="string">
            <text:p>O(n*log10(n))</text:p>
          </table:table-cell>
          <table:table-cell office:value-type="string" calcext:value-type="string">
            <text:p>O(n*n)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88870" calcext:value-type="float">
            <text:p>88870</text:p>
          </table:table-cell>
          <table:table-cell office:value-type="float" office:value="25815" calcext:value-type="float">
            <text:p>25815</text:p>
          </table:table-cell>
          <table:table-cell office:value-type="float" office:value="13374" calcext:value-type="float">
            <text:p>13374</text:p>
          </table:table-cell>
          <table:table-cell table:formula="of:=[.A8]*LOG10([.A8])" office:value-type="float" office:value="40000" calcext:value-type="float">
            <text:p>40000</text:p>
          </table:table-cell>
          <table:table-cell table:formula="of:=[.A8]*[.A8]" office:value-type="float" office:value="100000000" calcext:value-type="float">
            <text:p>100000000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357834" calcext:value-type="float">
            <text:p>357834</text:p>
          </table:table-cell>
          <table:table-cell office:value-type="float" office:value="102153" calcext:value-type="float">
            <text:p>102153</text:p>
          </table:table-cell>
          <table:table-cell office:value-type="float" office:value="11996" calcext:value-type="float">
            <text:p>11996</text:p>
          </table:table-cell>
          <table:table-cell table:formula="of:=[.A9]*LOG10([.A9])" office:value-type="float" office:value="86020.5999132796" calcext:value-type="float">
            <text:p>86020.5999132796</text:p>
          </table:table-cell>
          <table:table-cell table:formula="of:=[.A9]*[.A9]" office:value-type="float" office:value="400000000" calcext:value-type="float">
            <text:p>400000000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803301" calcext:value-type="float">
            <text:p>803301</text:p>
          </table:table-cell>
          <table:table-cell office:value-type="float" office:value="233747" calcext:value-type="float">
            <text:p>233747</text:p>
          </table:table-cell>
          <table:table-cell office:value-type="float" office:value="52043" calcext:value-type="float">
            <text:p>52043</text:p>
          </table:table-cell>
          <table:table-cell table:formula="of:=[.A10]*LOG10([.A10])" office:value-type="float" office:value="134313.63764159" calcext:value-type="float">
            <text:p>134313.63764159</text:p>
          </table:table-cell>
          <table:table-cell table:formula="of:=[.A10]*[.A10]" office:value-type="float" office:value="900000000" calcext:value-type="float">
            <text:p>900000000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427716" calcext:value-type="float">
            <text:p>1427716</text:p>
          </table:table-cell>
          <table:table-cell office:value-type="float" office:value="413535" calcext:value-type="float">
            <text:p>413535</text:p>
          </table:table-cell>
          <table:table-cell office:value-type="float" office:value="208196" calcext:value-type="float">
            <text:p>208196</text:p>
          </table:table-cell>
          <table:table-cell table:formula="of:=[.A11]*LOG10([.A11])" office:value-type="float" office:value="184082.399653119" calcext:value-type="float">
            <text:p>184082.399653119</text:p>
          </table:table-cell>
          <table:table-cell table:formula="of:=[.A11]*[.A11]" office:value-type="float" office:value="1600000000" calcext:value-type="float">
            <text:p>1600000000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2236241" calcext:value-type="float">
            <text:p>2236241</text:p>
          </table:table-cell>
          <table:table-cell office:value-type="float" office:value="665708" calcext:value-type="float">
            <text:p>665708</text:p>
          </table:table-cell>
          <table:table-cell office:value-type="float" office:value="325253" calcext:value-type="float">
            <text:p>325253</text:p>
          </table:table-cell>
          <table:table-cell table:formula="of:=[.A12]*LOG10([.A12])" office:value-type="float" office:value="234948.500216801" calcext:value-type="float">
            <text:p>234948.500216801</text:p>
          </table:table-cell>
          <table:table-cell table:formula="of:=[.A12]*[.A12]" office:value-type="float" office:value="2500000000" calcext:value-type="float">
            <text:p>25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a Škvorc</meta:initial-creator>
    <meta:creation-date>2019-04-15T00:33:56.686000000</meta:creation-date>
    <dc:date>2019-04-15T00:49:34.708000000</dc:date>
    <dc:creator>Karla Škvorc</dc:creator>
    <meta:editing-duration>PT15M37S</meta:editing-duration>
    <meta:editing-cycles>5</meta:editing-cycles>
    <meta:generator>LibreOffice/6.1.2.1$Windows_X86_64 LibreOffice_project/65905a128db06ba48db947242809d14d3f9a93fe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32cm" svg:y="0.316cm" chart:style-name="ch2">
          <text:p>Naključno zaporedje</text:p>
        </chart:title>
        <chart:legend chart:legend-position="end" svg:x="11.904cm" svg:y="3.19cm" style:legend-expansion="high" chart:style-name="ch3"/>
        <chart:plot-area chart:style-name="ch4" table:cell-range-address="Sheet1.A1:Sheet1.F6" chart:data-source-has-labels="both" svg:x="1.321cm" svg:y="1.301cm" svg:width="10.263cm" svg:height="6.548cm">
          <chartooo:coordinate-region svg:x="2.715cm" svg:y="1.504cm" svg:width="7.438cm" svg:height="5.692cm"/>
          <chart:axis chart:dimension="x" chart:name="primary-x" chart:style-name="ch5" chartooo:axis-type="auto">
            <chartooo:date-scale/>
            <chart:title svg:x="4.934cm" svg:y="8.029cm" chart:style-name="ch6">
              <text:p>Dolžina zaporedja - n</text:p>
            </chart:title>
            <chart:categories table:cell-range-address="Sheet1.A2:Sheet1.A6"/>
          </chart:axis>
          <chart:axis chart:dimension="y" chart:name="primary-y" chart:style-name="ch7">
            <chart:title svg:x="0.451cm" svg:y="6.04cm" chart:style-name="ch8">
              <text:p>Čas (mikrosekunde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series chart:style-name="ch13" chart:values-cell-range-address="Sheet1.E2:Sheet1.E6" chart:label-cell-address="Sheet1.E1:Sheet1.E1" chart:class="chart:line">
            <chart:data-point chart:repeated="5"/>
          </chart:series>
          <chart:series chart:style-name="ch14" chart:values-cell-range-address="Sheet1.F2:Sheet1.F6" chart:label-cell-address="Sheet1.F1:Sheet1.F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Sheet1.B1:Sheet1.B1</svg:desc>
                </draw:g>
              </table:table-cell>
              <table:table-cell office:value-type="string">
                <text:p>QS brez mediane</text:p>
                <draw:g>
                  <svg:desc>Sheet1.C1:Sheet1.C1</svg:desc>
                </draw:g>
              </table:table-cell>
              <table:table-cell office:value-type="string">
                <text:p>QS s medianom</text:p>
                <draw:g>
                  <svg:desc>Sheet1.D1:Sheet1.D1</svg:desc>
                </draw:g>
              </table:table-cell>
              <table:table-cell office:value-type="string">
                <text:p>O(n*log10(n))</text:p>
                <draw:g>
                  <svg:desc>Sheet1.E1:Sheet1.E1</svg:desc>
                </draw:g>
              </table:table-cell>
              <table:table-cell office:value-type="string">
                <text:p>O(n*n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6</svg:desc>
                </draw:g>
              </table:table-cell>
              <table:table-cell office:value-type="float" office:value="88301">
                <text:p>88301</text:p>
                <draw:g>
                  <svg:desc>Sheet1.B2:Sheet1.B6</svg:desc>
                </draw:g>
              </table:table-cell>
              <table:table-cell office:value-type="float" office:value="1083">
                <text:p>1083</text:p>
                <draw:g>
                  <svg:desc>Sheet1.C2:Sheet1.C6</svg:desc>
                </draw:g>
              </table:table-cell>
              <table:table-cell office:value-type="float" office:value="1185">
                <text:p>1185</text:p>
                <draw:g>
                  <svg:desc>Sheet1.D2:Sheet1.D6</svg:desc>
                </draw:g>
              </table:table-cell>
              <table:table-cell office:value-type="float" office:value="40000">
                <text:p>40000</text:p>
                <draw:g>
                  <svg:desc>Sheet1.E2:Sheet1.E6</svg:desc>
                </draw:g>
              </table:table-cell>
              <table:table-cell office:value-type="float" office:value="100000000">
                <text:p>100000000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5996">
                <text:p>355996</text:p>
              </table:table-cell>
              <table:table-cell office:value-type="float" office:value="1484">
                <text:p>1484</text:p>
              </table:table-cell>
              <table:table-cell office:value-type="float" office:value="1542">
                <text:p>1542</text:p>
              </table:table-cell>
              <table:table-cell office:value-type="float" office:value="86020.5999132796">
                <text:p>86020.5999132796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07028">
                <text:p>807028</text:p>
              </table:table-cell>
              <table:table-cell office:value-type="float" office:value="1986">
                <text:p>1986</text:p>
              </table:table-cell>
              <table:table-cell office:value-type="float" office:value="2044">
                <text:p>2044</text:p>
              </table:table-cell>
              <table:table-cell office:value-type="float" office:value="134313.63764159">
                <text:p>134313.63764159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427088">
                <text:p>1427088</text:p>
              </table:table-cell>
              <table:table-cell office:value-type="float" office:value="2783">
                <text:p>2783</text:p>
              </table:table-cell>
              <table:table-cell office:value-type="float" office:value="2691">
                <text:p>2691</text:p>
              </table:table-cell>
              <table:table-cell office:value-type="float" office:value="184082.399653119">
                <text:p>184082.399653119</text:p>
              </table:table-cell>
              <table:table-cell office:value-type="float" office:value="1600000000">
                <text:p>16000000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237780">
                <text:p>2237780</text:p>
              </table:table-cell>
              <table:table-cell office:value-type="float" office:value="3974">
                <text:p>3974</text:p>
              </table:table-cell>
              <table:table-cell office:value-type="float" office:value="3347">
                <text:p>3347</text:p>
              </table:table-cell>
              <table:table-cell office:value-type="float" office:value="234948.500216801">
                <text:p>234948.500216801</text:p>
              </table:table-cell>
              <table:table-cell office:value-type="float" office:value="2500000000">
                <text:p>25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7cm" svg:y="0.316cm" chart:style-name="ch2">
          <text:p>Naraščajoče zaporedje</text:p>
        </chart:title>
        <chart:legend chart:legend-position="end" svg:x="11.904cm" svg:y="3.19cm" style:legend-expansion="high" chart:style-name="ch3"/>
        <chart:plot-area chart:style-name="ch4" table:cell-range-address="Sheet1.A7:Sheet1.F12" chart:data-source-has-labels="both" svg:x="1.321cm" svg:y="1.301cm" svg:width="10.263cm" svg:height="6.548cm">
          <chartooo:coordinate-region svg:x="2.906cm" svg:y="1.503cm" svg:width="7.438cm" svg:height="5.693cm"/>
          <chart:axis chart:dimension="x" chart:name="primary-x" chart:style-name="ch5" chartooo:axis-type="auto">
            <chartooo:date-scale/>
            <chart:title svg:x="4.934cm" svg:y="8.029cm" chart:style-name="ch6">
              <text:p>Dolžina zaporedja - n</text:p>
            </chart:title>
            <chart:categories table:cell-range-address="Sheet1.A8:Sheet1.A12"/>
          </chart:axis>
          <chart:axis chart:dimension="y" chart:name="primary-y" chart:style-name="ch7">
            <chart:title svg:x="0.451cm" svg:y="5.998cm" chart:style-name="ch8">
              <text:p>Čas(mikrosekunde)</text:p>
            </chart:title>
            <chart:grid chart:style-name="ch9" chart:class="major"/>
          </chart:axis>
          <chart:series chart:style-name="ch10" chart:values-cell-range-address="Sheet1.B8:Sheet1.B12" chart:label-cell-address="Sheet1.B7:Sheet1.B7" chart:class="chart:line">
            <chart:data-point chart:repeated="5"/>
          </chart:series>
          <chart:series chart:style-name="ch11" chart:values-cell-range-address="Sheet1.C8:Sheet1.C12" chart:label-cell-address="Sheet1.C7:Sheet1.C7" chart:class="chart:line">
            <chart:data-point chart:repeated="5"/>
          </chart:series>
          <chart:series chart:style-name="ch12" chart:values-cell-range-address="Sheet1.D8:Sheet1.D12" chart:label-cell-address="Sheet1.D7:Sheet1.D7" chart:class="chart:line">
            <chart:data-point chart:repeated="5"/>
          </chart:series>
          <chart:series chart:style-name="ch13" chart:values-cell-range-address="Sheet1.E8:Sheet1.E12" chart:label-cell-address="Sheet1.E7:Sheet1.E7" chart:class="chart:line">
            <chart:data-point chart:repeated="5"/>
          </chart:series>
          <chart:series chart:style-name="ch14" chart:values-cell-range-address="Sheet1.F8:Sheet1.F12" chart:label-cell-address="Sheet1.F7:Sheet1.F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Sheet1.B7:Sheet1.B7</svg:desc>
                </draw:g>
              </table:table-cell>
              <table:table-cell office:value-type="string">
                <text:p>QS brez mediane</text:p>
                <draw:g>
                  <svg:desc>Sheet1.C7:Sheet1.C7</svg:desc>
                </draw:g>
              </table:table-cell>
              <table:table-cell office:value-type="string">
                <text:p>QS s medianom</text:p>
                <draw:g>
                  <svg:desc>Sheet1.D7:Sheet1.D7</svg:desc>
                </draw:g>
              </table:table-cell>
              <table:table-cell office:value-type="string">
                <text:p>O(n*log10(n))</text:p>
                <draw:g>
                  <svg:desc>Sheet1.E7:Sheet1.E7</svg:desc>
                </draw:g>
              </table:table-cell>
              <table:table-cell office:value-type="string">
                <text:p>O(n*n)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8:Sheet1.A12</svg:desc>
                </draw:g>
              </table:table-cell>
              <table:table-cell office:value-type="float" office:value="88870">
                <text:p>88870</text:p>
                <draw:g>
                  <svg:desc>Sheet1.B8:Sheet1.B12</svg:desc>
                </draw:g>
              </table:table-cell>
              <table:table-cell office:value-type="float" office:value="25815">
                <text:p>25815</text:p>
                <draw:g>
                  <svg:desc>Sheet1.C8:Sheet1.C12</svg:desc>
                </draw:g>
              </table:table-cell>
              <table:table-cell office:value-type="float" office:value="13374">
                <text:p>13374</text:p>
                <draw:g>
                  <svg:desc>Sheet1.D8:Sheet1.D12</svg:desc>
                </draw:g>
              </table:table-cell>
              <table:table-cell office:value-type="float" office:value="40000">
                <text:p>40000</text:p>
                <draw:g>
                  <svg:desc>Sheet1.E8:Sheet1.E12</svg:desc>
                </draw:g>
              </table:table-cell>
              <table:table-cell office:value-type="float" office:value="100000000">
                <text:p>100000000</text:p>
                <draw:g>
                  <svg:desc>Sheet1.F8:Sheet1.F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7834">
                <text:p>357834</text:p>
              </table:table-cell>
              <table:table-cell office:value-type="float" office:value="102153">
                <text:p>102153</text:p>
              </table:table-cell>
              <table:table-cell office:value-type="float" office:value="11996">
                <text:p>11996</text:p>
              </table:table-cell>
              <table:table-cell office:value-type="float" office:value="86020.5999132796">
                <text:p>86020.5999132796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03301">
                <text:p>803301</text:p>
              </table:table-cell>
              <table:table-cell office:value-type="float" office:value="233747">
                <text:p>233747</text:p>
              </table:table-cell>
              <table:table-cell office:value-type="float" office:value="52043">
                <text:p>52043</text:p>
              </table:table-cell>
              <table:table-cell office:value-type="float" office:value="134313.63764159">
                <text:p>134313.63764159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427716">
                <text:p>1427716</text:p>
              </table:table-cell>
              <table:table-cell office:value-type="float" office:value="413535">
                <text:p>413535</text:p>
              </table:table-cell>
              <table:table-cell office:value-type="float" office:value="208196">
                <text:p>208196</text:p>
              </table:table-cell>
              <table:table-cell office:value-type="float" office:value="184082.399653119">
                <text:p>184082.399653119</text:p>
              </table:table-cell>
              <table:table-cell office:value-type="float" office:value="1600000000">
                <text:p>16000000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236241">
                <text:p>2236241</text:p>
              </table:table-cell>
              <table:table-cell office:value-type="float" office:value="665708">
                <text:p>665708</text:p>
              </table:table-cell>
              <table:table-cell office:value-type="float" office:value="325253">
                <text:p>325253</text:p>
              </table:table-cell>
              <table:table-cell office:value-type="float" office:value="234948.500216801">
                <text:p>234948.500216801</text:p>
              </table:table-cell>
              <table:table-cell office:value-type="float" office:value="2500000000">
                <text:p>25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